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list-style-name="L1">
      <style:text-properties style:font-name="Times New Roman" fo:font-size="14pt" style:font-size-asian="14pt" style:font-size-complex="14pt"/>
    </style:style>
    <style:style style:name="T1" style:family="text">
      <style:text-properties officeooo:rsid="0012a803"/>
    </style:style>
    <style:style style:name="T2" style:family="text">
      <style:text-properties officeooo:rsid="001356dc"/>
    </style:style>
    <style:style style:name="T3" style:family="text">
      <style:text-properties fo:font-weight="normal" officeooo:rsid="001356dc" style:font-weight-asian="normal" style:font-weight-complex="normal"/>
    </style:style>
    <style:style style:name="T4" style:family="text">
      <style:text-properties officeooo:rsid="00142847"/>
    </style:style>
    <style:style style:name="T5" style:family="text">
      <style:text-properties officeooo:rsid="0015b5fc"/>
    </style:style>
    <style:style style:name="T6" style:family="text">
      <style:text-properties fo:color="#000000" loext:opacity="100%"/>
    </style:style>
    <style:style style:name="T7" style:family="text">
      <style:text-properties fo:color="#000000" loext:opacity="100%" fo:font-weight="bold" style:font-weight-asian="bold" style:font-weight-complex="bold"/>
    </style:style>
    <style:style style:name="T8" style:family="text">
      <style:text-properties fo:color="#000000" loext:opacity="100%" fo:font-weight="bold" officeooo:rsid="0019158f" style:font-weight-asian="bold" style:font-weight-complex="bold"/>
    </style:style>
    <style:style style:name="T9" style:family="text">
      <style:text-properties fo:color="#000000" loext:opacity="100%" fo:font-weight="bold" officeooo:rsid="001f9183" style:font-weight-asian="bold" style:font-weight-complex="bold"/>
    </style:style>
    <style:style style:name="T10" style:family="text">
      <style:text-properties fo:color="#000000" loext:opacity="100%" fo:font-weight="bold" style:font-name-asian="Times New Roman" style:language-asian="ru" style:country-asian="RU" style:font-weight-asian="bold" style:font-name-complex="Times New Roman" style:font-weight-complex="bold"/>
    </style:style>
    <style:style style:name="T11" style:family="text">
      <style:text-properties fo:color="#000000" loext:opacity="100%" fo:font-weight="bold" officeooo:rsid="001eb3b7" style:font-name-asian="Times New Roman" style:language-asian="ru" style:country-asian="RU" style:font-weight-asian="bold" style:font-name-complex="Times New Roman" style:font-weight-complex="bold"/>
    </style:style>
    <style:style style:name="T12" style:family="text">
      <style:text-properties fo:color="#000000" loext:opacity="100%" officeooo:rsid="0015b5fc"/>
    </style:style>
    <style:style style:name="T13" style:family="text">
      <style:text-properties fo:color="#000000" loext:opacity="100%" officeooo:rsid="00174dc8"/>
    </style:style>
    <style:style style:name="T14" style:family="text">
      <style:text-properties fo:color="#000000" loext:opacity="100%" officeooo:rsid="0019158f"/>
    </style:style>
    <style:style style:name="T15" style:family="text">
      <style:text-properties fo:color="#000000" loext:opacity="100%" officeooo:rsid="0019dfbe"/>
    </style:style>
    <style:style style:name="T16" style:family="text">
      <style:text-properties fo:color="#000000" loext:opacity="100%" style:font-name="Times New Roman" fo:font-size="14pt" fo:font-style="normal" style:text-underline-style="none" officeooo:rsid="001c8319" style:font-size-asian="14pt" style:font-style-asian="normal" style:font-size-complex="14pt" style:font-style-complex="normal"/>
    </style:style>
    <style:style style:name="T17" style:family="text">
      <style:text-properties fo:color="#000000" loext:opacity="100%" style:font-name-asian="Times New Roman" style:language-asian="ru" style:country-asian="RU" style:font-name-complex="Times New Roman" style:font-weight-complex="bold"/>
    </style:style>
    <style:style style:name="T18" style:family="text">
      <style:text-properties fo:color="#000000" loext:opacity="100%" officeooo:rsid="001eb3b7" style:font-name-asian="Times New Roman" style:language-asian="ru" style:country-asian="RU" style:font-name-complex="Times New Roman" style:font-weight-complex="bold"/>
    </style:style>
    <style:style style:name="T19" style:family="text">
      <style:text-properties fo:color="#000000" loext:opacity="100%" fo:letter-spacing="0.0016in" style:font-name-asian="Times New Roman" style:language-asian="ru" style:country-asian="RU" style:font-name-complex="Times New Roman" style:font-weight-complex="bold"/>
    </style:style>
    <style:style style:name="T20" style:family="text">
      <style:text-properties fo:color="#000000" loext:opacity="100%" fo:letter-spacing="-0.0028in" style:font-name-asian="Times New Roman" style:language-asian="ru" style:country-asian="RU" style:font-name-complex="Times New Roman" style:font-weight-complex="bold"/>
    </style:style>
    <style:style style:name="T21" style:family="text">
      <style:text-properties fo:color="#000000" loext:opacity="100%" fo:letter-spacing="0.0008in" style:font-name-asian="Times New Roman" style:language-asian="ru" style:country-asian="RU" style:font-name-complex="Times New Roman" style:font-weight-complex="bold"/>
    </style:style>
    <style:style style:name="T22" style:family="text">
      <style:text-properties fo:color="#000000" loext:opacity="100%" fo:letter-spacing="-0.0035in" style:font-name-asian="Times New Roman" style:language-asian="ru" style:country-asian="RU" style:font-name-complex="Times New Roman" style:font-weight-complex="bold"/>
    </style:style>
    <style:style style:name="T23" style:family="text">
      <style:text-properties fo:color="#000000" loext:opacity="100%" fo:letter-spacing="0.0043in" style:font-name-asian="Times New Roman" style:language-asian="ru" style:country-asian="RU" style:font-name-complex="Times New Roman" style:font-weight-complex="bold"/>
    </style:style>
    <style:style style:name="T24" style:family="text">
      <style:text-properties fo:color="#000000" loext:opacity="100%" fo:letter-spacing="-0.0043in" style:font-name-asian="Times New Roman" style:language-asian="ru" style:country-asian="RU" style:font-name-complex="Times New Roman" style:font-weight-complex="bold"/>
    </style:style>
    <style:style style:name="T25" style:family="text">
      <style:text-properties fo:color="#000000" loext:opacity="100%" fo:letter-spacing="-0.0043in" officeooo:rsid="001f9183" style:font-name-asian="Times New Roman" style:language-asian="ru" style:country-asian="RU" style:font-name-complex="Times New Roman" style:font-weight-complex="bold"/>
    </style:style>
    <style:style style:name="T26" style:family="text">
      <style:text-properties fo:color="#000000" loext:opacity="100%" fo:letter-spacing="-0.0043in" style:font-name-asian="Times New Roman" style:language-asian="ru" style:country-asian="RU" style:font-weight-complex="bold"/>
    </style:style>
    <style:style style:name="T27" style:family="text">
      <style:text-properties fo:color="#000000" loext:opacity="100%" fo:letter-spacing="-0.0043in" fo:font-weight="bold" officeooo:rsid="001f9183" style:font-name-asian="Times New Roman" style:language-asian="ru" style:country-asian="RU" style:font-weight-asian="bold" style:font-name-complex="Times New Roman" style:font-weight-complex="bold"/>
    </style:style>
    <style:style style:name="T28" style:family="text">
      <style:text-properties fo:color="#000000" loext:opacity="100%" fo:letter-spacing="-0.0043in" fo:font-weight="bold" style:font-name-asian="Times New Roman" style:language-asian="ru" style:country-asian="RU"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officeooo:rsid="0012a803" style:font-weight-asian="bold" style:font-weight-complex="bold"/>
    </style:style>
    <style:style style:name="T31" style:family="text">
      <style:text-properties fo:font-weight="bold" officeooo:rsid="001f9183" style:font-weight-asian="bold" style:font-weight-complex="bold"/>
    </style:style>
    <style:style style:name="T32" style:family="text">
      <style:text-properties officeooo:rsid="001e3702"/>
    </style:style>
    <style:style style:name="T33" style:family="text">
      <style:text-properties style:font-name="Times New Roman" fo:font-size="14pt" fo:font-style="normal" style:text-underline-style="none" style:font-size-asian="14pt" style:font-style-asian="normal" style:font-size-complex="14pt" style:font-style-complex="normal"/>
    </style:style>
    <style:style style:name="T34"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style:font-name="Times New Roman" fo:font-size="14pt" fo:font-style="normal" style:text-underline-style="none" fo:font-weight="normal" officeooo:rsid="001c8319" style:font-size-asian="14pt" style:font-style-asian="normal" style:font-weight-asian="normal" style:font-size-complex="14pt" style:font-style-complex="normal" style:font-weight-complex="normal"/>
    </style:style>
    <style:style style:name="T36" style:family="text">
      <style:text-properties style:font-name-asian="Times New Roman" style:language-asian="ru" style:country-asian="RU" style:font-name-complex="Times New Roman" style:font-weight-complex="bold"/>
    </style:style>
    <style:style style:name="T37" style:family="text">
      <style:text-properties officeooo:rsid="001f9183"/>
    </style:style>
    <style:style style:name="T38" style:family="text">
      <style:text-properties fo:letter-spacing="-0.0043in" style:font-name-asian="Times New Roman" style:language-asian="ru" style:country-asian="RU" style:font-weight-complex="bold"/>
    </style:style>
    <style:style style:name="T39" style:family="text">
      <style:text-properties officeooo:rsid="0020c080"/>
    </style:style>
    <text:list-style style:name="L1" text:consecutive-numbering="true">
      <text:list-level-style-bullet text:level="1" text:style-name="WW8NumSt1z0" loext:num-list-format="%1%." style:num-suffix="." text:bullet-char="">
        <style:list-level-properties text:list-level-position-and-space-mode="label-alignment">
          <style:list-level-label-alignment text:label-followed-by="listtab" text:list-tab-stop-position="0.4917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Нехорошев Сергей, гр. 221111</text:p>
      <text:p text:style-name="P1">Психология лидерства и командной работы. </text:p>
      <text:p text:style-name="P1"><text:span text:style-name="T31">Задание </text:span><text:span text:style-name="T30">1. </text:span><text:span text:style-name="T1">Лидер </text:span>(от англ.leader)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1"><text:s text:c="2"/><text:span text:style-name="T1">Руководитель — это официальное лицо, облеченное полномочиями и связанное с организацией основой деятельности группы.</text:span></text:p>
      <text:p text:style-name="P1"><text:s text:c="5"/><text:span text:style-name="T2">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span></text:p>
      <text:p text:style-name="P1"/>
      <text:p text:style-name="P1"><text:span text:style-name="T37">Задание </text:span>2.</text:p>
      <text:p text:style-name="P1">Теория черт.</text:p>
      <text:p text:style-name="P1"><text:span text:style-name="T3"><text:tab/>Данная теория </text:span><text:span text:style-name="T2">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1"><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ях <text:span text:style-name="T29">М. Вебера </text:span>и <text:span text:style-name="T29">Э. Трельча </text:span>был введен специальный термин для <text:soft-page-break/>обозначения так<text:span text:style-name="T4">их </text:span>специфической черты лидера, как <text:span text:style-name="T29">харизма. </text:span>То есть 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1"><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1"/>
      <text:p text:style-name="P1">Поведенческие теории.</text:p>
      <text:p text:style-name="P1"><text:span text:style-name="T4"><text:tab/></text:span><text:span text:style-name="T5">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1"><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1"><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1"/>
      <text:p text:style-name="P1">Системная теория.</text:p>
      <text:p text:style-name="P1"><text:tab/><text:span text:style-name="T29">Ситуационная теория </text:span>провозглашает значимость ситуации в процессе выдвижения лидера.</text:p>
      <text:p text:style-name="P1"><text:soft-page-break/>Лидер – функция ситуации. Если социальная ситуация существования группы кардинально меняется, высока вероятность смены лидера.<text:span text:style-name="T6"><text:line-break/></text:span><text:span text:style-name="T7">Т. Шибутани </text:span><text:span text:style-name="T6">выделил два психологических фактора, которые зависят от изменения ситуации: степень формализации группы и степень автономии членов группы.</text:span></text:p>
      <text:p text:style-name="P1">Типы социальных ситуаций в зависимости от изменения степени формализации отношений и автономии субъектов:</text:p>
      <text:p text:style-name="P1"><text:span text:style-name="T6">1) </text:span><text:span text:style-name="T7">внезапные критические ситуации. </text:span><text:span text:style-name="T6">Они являются непредсказуемыми, возникают как стихийный процесс и способствуют выдвижению нового лидера;</text:span></text:p>
      <text:p text:style-name="P1"><text:span text:style-name="T6">2) </text:span><text:span text:style-name="T7">критические повторяющиеся, предсказуемые ситуации. </text:span><text:span text:style-name="T6">Лидеров и руководителей специально готовят для определенных действий в таких ситуациях;</text:span></text:p>
      <text:p text:style-name="P1"><text:span text:style-name="T6">3) </text:span><text:span text:style-name="T7">типичные повторяющиеся ситуации</text:span><text:span text:style-name="T6">, в основе которых лежат конвенциональные нормы.</text:span></text:p>
      <text:p text:style-name="P1">Такие ситуации обычно не предполагают наличия лидера.</text:p>
      <text:p text:style-name="P1">Люди, склонные к доминированию в общении, часто здесь выступают в роли лидера;</text:p>
      <text:p text:style-name="P1"><text:span text:style-name="T6">4) </text:span><text:span text:style-name="T7">типичные повторяющиеся конвенциональные ситуации</text:span><text:span text:style-name="T6">, возникающие в учреждениях разного вида (все, что связано с работой большинства людей);</text:span></text:p>
      <text:p text:style-name="P1"><text:span text:style-name="T6"><text:tab/>5) </text:span><text:span text:style-name="T7">групповые ритуалы. </text:span><text:span text:style-name="T6">Это неформальные отношения, определяющие шаблоны социального поведения большинства членов группы.</text:span></text:p>
      <text:p text:style-name="P1"/>
      <text:p text:style-name="P1">Системная теория лидерства.</text:p>
      <text:p text:style-name="P1"><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1"><text:span text:style-name="T12"><text:tab/>В эту теории включены основные три идеи всех трех предыдущих подходов и теорий. </text:span><text:span text:style-name="T6">Её сторонники полагают, что лидерство определяется и </text:span><text:soft-page-break/><text:span text:style-name="T6">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1"><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1"><text:span text:style-name="T7"><text:tab/>А. Адлер </text:span><text:span text:style-name="T6">считал, что стремление к власти порождается страхом. Кто боится людей, видит необходимость властвовать над ними.</text:span></text:p>
      <text:p text:style-name="P1"/>
      <text:p text:style-name="P1"><text:span text:style-name="T31">Задание </text:span><text:span text:style-name="T29">3. </text:span>Выделяется пять основных направлених отечественных школ, изучающих лидерство в психологии:</text:p>
      <text:p text:style-name="P1"><text:span text:style-name="T13">1) Л</text:span><text:span text:style-name="T6">ениградско-петербургская — Е. С. Кузьмина (1967);</text:span></text:p>
      <text:p text:style-name="P1"><text:span text:style-name="T13">2)</text:span><text:span text:style-name="T6"> </text:span><text:span text:style-name="T13">К</text:span><text:span text:style-name="T6">урско-костромская — Л. И. Умаиского (1972); </text:span></text:p>
      <text:p text:style-name="P1"><text:span text:style-name="T13">3)</text:span><text:span text:style-name="T6"> </text:span><text:span text:style-name="T13">Л</text:span><text:span text:style-name="T6">ениградско-петербургская — Б. Д. Парыгина (1973);</text:span></text:p>
      <text:p text:style-name="P1"><text:span text:style-name="T13">4) М</text:span><text:span text:style-name="T6">осковская — Р. Л. Кричевского (1977).</text:span></text:p>
      <text:p text:style-name="P1"><text:span text:style-name="T13">5)</text:span><text:span text:style-name="T6"> </text:span><text:span text:style-name="T13">М</text:span><text:span text:style-name="T6">осковская — А. В. Петровского (1980);</text:span></text:p>
      <text:p text:style-name="P1"/>
      <text:p text:style-name="P1">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1">Характерные особенности этой школы:</text:p>
      <text:p text:style-name="P1">а) Гармоничное сочетание зарубежных и отечественных достижений.</text:p>
      <text:p text:style-name="P1">б) Преодолена дистанцированность от зарубежной лидерологии.</text:p>
      <text:p text:style-name="P1">в) Проведена работа по адаптации зарубежных и созданию отечетсвенных методов и методик изучения лидерства.</text:p>
      <text:p text:style-name="P1">г) Был внесён огромный вклад в разработку теоритических вопросов лидерства и руководства.</text:p>
      <text:p text:style-name="P1"><text:soft-page-break/>д) Произведены многочисленные экспериментальные исследования, посвящённые различным аспектам лидерства и руководства.</text:p>
      <text:p text:style-name="P1">е) Были разработаны программы обучения лидеров и руководителей коммуникативным навыкам. </text:p>
      <text:p text:style-name="P1"/>
      <text:p text:style-name="P1">2) Курско-костромская школа в отечественной лидерологии связана с именем Л.И. Уманского(1980, 2001).</text:p>
      <text:p text:style-name="P1">Характерные особенности этой школы:</text:p>
      <text:p text:style-name="P1">а) Лидерство рассматривалось в рамках параметрометрической концепции группы.</text:p>
      <text:p text:style-name="P1">б) Лидерство дифференцировалось оп типам, была создана оригинальная типология лидерства.</text:p>
      <text:p text:style-name="P1">в) Разработаны оригинальные методики для лабораторного изучения лидерства.</text:p>
      <text:p text:style-name="P1">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1">д) Исследовалось девиантное лидерство.</text:p>
      <text:p text:style-name="P1">е) Были установлены многочисленные эмпирические закономерности.</text:p>
      <text:p text:style-name="P1">ё) Были созданы специальные обучающие программы для лидеров.</text:p>
      <text:p text:style-name="P1"/>
      <text:p text:style-name="P1">3) Ленинградско-петербургская школа связана с именем Б.Д. Парыгин.</text:p>
      <text:p text:style-name="P1">Характерные особенности этой школы:</text:p>
      <text:p text:style-name="P1">а) Были разработаны четкие критерии разделения понятий лидерства и руководства.</text:p>
      <text:p text:style-name="P1">б) Создана типология лидеров — одна из наиболее полных.</text:p>
      <text:p text:style-name="P1">в) Лидерство и руководство экспериментально изучалось в связи с психологический климатом.</text:p>
      <text:p text:style-name="P1"/>
      <text:p text:style-name="P1">4) Работы петербургско-московского психолого Р.Л. Кричевского и его сотрудников внесли важный вклад в психологию.</text:p>
      <text:p text:style-name="P1"><text:soft-page-break/>Характерные особенности этой школы:</text:p>
      <text:p text:style-name="P1">а) Была разработана концепция лидерства как ценностного обмена между лидером и группой.</text:p>
      <text:p text:style-name="P1">б) Сделано актуальное для того периода обобщение зарубежных работ.</text:p>
      <text:p text:style-name="P1">в) Лидерство изучалось в группах школьников, студентов, в спортивных командах.</text:p>
      <text:p text:style-name="P1">г) <text:s/>Была расширена феноменология лидерства.</text:p>
      <text:p text:style-name="P1">д) изучены механизмы лидерства.</text:p>
      <text:p text:style-name="P1">е) изучены факторы дифференциации.</text:p>
      <text:p text:style-name="P1">ё) изучены личностные детерминанты.</text:p>
      <text:p text:style-name="P1"/>
      <text:p text:style-name="P1">5) В московской школе А.В. Петровского(19880) осуществлялся подход к лидерству с позиций уровня развития группы.</text:p>
      <text:p text:style-name="P1">Характерные особенности этой школы:</text:p>
      <text:p text:style-name="P1">а) Была создана теоритическая топологическая модель деятельностного опостредствования лидерских черт.</text:p>
      <text:p text:style-name="P1"><text:span text:style-name="T14">б) Предложена </text:span><text:span text:style-name="T6">теоретическ</text:span><text:span text:style-name="T14">ая</text:span><text:span text:style-name="T6"> топологическ</text:span><text:span text:style-name="T14">ая</text:span><text:span text:style-name="T6"> модель деятельностного опосредствования лидерских черт, что позволило по-новому взглянуть на старую проблему — «личность лидера».</text:span></text:p>
      <text:p text:style-name="P1"/>
      <text:p text:style-name="P1"><text:span text:style-name="T9">Задание </text:span><text:span text:style-name="T8">4.</text:span><text:span text:style-name="T14"> </text:span><text:span text:style-name="T6">Авторитет (от </text:span><text:span text:style-name="T15">лат. слов </text:span><text:span text:style-name="T6">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1">Выделяют следующие виды лидерства:</text:p>
      <text:p text:style-name="P1"><text:span text:style-name="T15">1) Харизматичный. </text:span><text:span text:style-name="T6">Основан на сильных личностных качествах лидера.</text:span></text:p>
      <text:p text:style-name="P1"><text:span text:style-name="T15">2) Традиционный. Основан на традиции,</text:span><text:span text:style-name="T6"> которая основывается на почитание обычаев, условностей и определенных форм поведения.</text:span></text:p>
      <text:p text:style-name="P1"><text:span text:style-name="T15">3) Авторитет роли или положения. О</text:span><text:span text:style-name="T6">пределя</text:span><text:span text:style-name="T15">ет</text:span><text:span text:style-name="T6">ся положением лица или ролью, которую оно играет, иногда, несмотря на личные качества обладателя. </text:span></text:p>
      <text:p text:style-name="P1"><text:soft-page-break/><text:span text:style-name="T15">4) Юридический или правовой. О</text:span><text:span text:style-name="T6">бусловлен юридическим правом, </text:span><text:span text:style-name="T15">наиболее формальный вид авторитета.</text:span></text:p>
      <text:p text:style-name="P1"><text:span text:style-name="T15">5) Авторитет квалификации. </text:span><text:span text:style-name="T6">Строится на особом умении, опыте или знании обладателя.</text:span></text:p>
      <text:p text:style-name="P1"/>
      <text:p text:style-name="P1"><text:span text:style-name="T31">Задание </text:span><text:span text:style-name="T29">5.</text:span> Функции, входящие в структуру деятельности лидера:</text:p>
      <text:p text:style-name="P1">1) Целеполагающая функция.</text:p>
      <text:p text:style-name="P1"><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1">2) Дисциплинарная функция.</text:p>
      <text:p text:style-name="P1"><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1">3) Коммуникативно-регулирующая функция.</text:p>
      <text:p text:style-name="P1"><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1">4) Экспертно-консультативная функция.</text:p>
      <text:p text:style-name="P1"><text:tab/>Определяет профессиональную компетентность лидера.</text:p>
      <text:p text:style-name="P1">5) Правительственная функция.</text:p>
      <text:p text:style-name="P1"><text:tab/>Представление коллектива во внешних, более «высоких» организациях.</text:p>
      <text:p text:style-name="P1">6) Психотерапевтическая функция.</text:p>
      <text:p text:style-name="P1"><text:tab/>Предотвращение и решение возникающих в процессе деятельности конфликтных ситуаций в коллективе.</text:p>
      <text:p text:style-name="P1">7) Воспитательная функция.</text:p>
      <text:p text:style-name="P1"/>
      <text:p text:style-name="P1"><text:tab/>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1"><text:soft-page-break/></text:p>
      <text:p text:style-name="P1"><text:span text:style-name="T31">Задание </text:span><text:span text:style-name="T29">6. </text:span>Стадии командообразования Такмену и Дженсону:</text:p>
      <text:p text:style-name="P1">1) Формирование (стадия рабочей группы)</text:p>
      <text:p text:style-name="Standard"><text:span text:style-name="T16"><text:tab/>Л</text:span><text:span text:style-name="T33">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text:span text:style-name="Strong_20_Emphasis"><text:span text:style-name="T35">Задача лидера</text:span></text:span><text:span text:style-name="T34"> </text:span><text:span text:style-name="T33">– помочь познакомиться, справиться со страхами, неуверенностью и смущением.</text:span></text:p>
      <text:p text:style-name="P1">2) Бурление (стадия псевдокоманды)</text:p>
      <text:p text:style-name="P1"><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1">3) Нормирование (стадия потенциальной команды <text:span text:style-name="T32">и в случае успеха стадия реальной команды</text:span>)</text:p>
      <text:p text:style-name="P1"><text:tab/>На да<text:span text:style-name="T32">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1">4) Функционирование (стадия высокопроизводительной команды)</text:p>
      <text:p text:style-name="P1"><text:soft-page-break/><text:tab/>Участники вырабатывают доверительные отношения между собой и способны комфортно работать. Наблюдается гибкое взаимопонимания, <text:span text:style-name="T39">sudo d</text:span>поддержка друг друга, комфортная атмосферу, эффективное достижение общих целей. Лидер должен оценивать общие и индивидуальные успехи. Его роль поддерживать и поощрять сплоченность, поддерживать справедливость в команде.</text:p>
      <text:p text:style-name="P1"/>
      <text:p text:style-name="P1"><text:span text:style-name="T31">Задание </text:span><text:span text:style-name="T29">7.</text:span></text:p>
      <text:p text:style-name="P1"><text:span text:style-name="T29">Коммуникативная сторона</text:span> общения состоит в обмене информацией между общающимися индивидами. <text:span text:style-name="T36">общение нельзя рассматривать лишь как отправление информации какой-то передающей системой или как прием ее другой системой потому, что в отличие от простого "движения информации" между двумя устройствами здесь мы имеем дело с отношением двух индивидов, каждый из которых является активным субъектом: взаимное информирование их предполагает налаживание совместной деятельности. Поэтому в коммуникативном процессе и происходит не простое движение информации, но как минимум активный обмен ею. Обмен такой информацией обязательно предполагает воздействие на поведение партнера, т.е. знак изменяет состояние участников коммуникативного процесса. коммуникативное влияние как результат обмена информацией возможно лишь тогда, когда человек, направляющий информацию (коммуникатор), и человек, принимающий ее (реципиент), обладают единой или сходной системой кодификации и декодификации. На обыденном языке это правило выражается в словах: "все должны говорить на одном языке".</text:span></text:p>
      <text:p text:style-name="P1"><text:span text:style-name="T11">Интерактивная сторона</text:span><text:span text:style-name="T18"> общения заключатся в организации взаимодействия между общающимися индивидами, то есть между ними происходит обмен не только знаниями и идеями, но и действиями, какими-то поступками, для участников важно организовать не только обмен информацией, но и спланировать общую деятельность. </text:span><text:span text:style-name="T36">В социальной психологии существует несколько различных попыток структурировать взаимодействие. Это </text:span><text:soft-page-break/><text:span text:style-name="T36">транзактный анализ Э. Берн, предполагающий наличие в структуре личности 3-х подструктур: Родитель, Взрослый и Ребенок; теория Парсонса, подход польского социолога Я. Щепаньского.</text:span><text:span text:style-name="T18"> </text:span></text:p>
      <text:p text:style-name="P1"><text:span text:style-name="T10">Перцептивная сторона</text:span><text:span text:style-name="T17"> общения характеризуется процессом восприятия и познания друг друга партнерами по общению и установления на основе взаимопониямания. </text:span><text:span text:style-name="T19">Поскольку </text:span><text:span text:style-name="T20">человек вступает в общение всегда как личность, постольку он воспринимается </text:span><text:span text:style-name="T21">и другим человеком — партнером по общению — также как личность. На </text:span><text:span text:style-name="T20">основе внешней стороны поведения мы как бы «читаем» другого человека, расшифровываем значение его внешних данных. Впечатления, которые возникают при этом, играют важную регулятивную роль </text:span><text:span text:style-name="T22">в процессе общения. Во-первых, потому, что, познавая другого, формируется и </text:span><text:span text:style-name="T23">сам познающий индивид. Во-вторых, потому, что от меры точности </text:span><text:span text:style-name="T22">«прочтения» другого человека зависит успех организации с ним согласованных </text:span><text:span text:style-name="T24">действий.</text:span></text:p>
      <text:p text:style-name="P1"/>
      <text:p text:style-name="P1"><text:span text:style-name="T27">Задание 8.</text:span><text:span text:style-name="T25"> </text:span><text:span text:style-name="T24">Концепция Эрика Берна (1992) дает возможность глубже заглянуть в процессы трансакций или взаимодействий между руководителем и подчиненным. В соответствии с его теорией человек, вступающий в коммуникацию, может занять одну из трех возможных личностных позиций: позицию Родителя, Взрослого или Ребенка (Дитя). Теория Берна фактически базируется на психоаналитической структуре личности, состоящей из подструктур «Оно», «Я» и «Сверх-Я». Каждой позиции в коммуникации соответствует определенная структура личности: позиции Родителя — структура «Сверх-Я»; позиции Взрослого — «Я» и позиции Ребенка — «Оно».</text:span></text:p>
      <text:p text:style-name="P1">Три эго-состояния, которые выделял Берн:</text:p>
      <text:p text:style-name="P1">а) Позиция ребенка, “дитяти” (позиция Д). Сохраняется от раннего возраста. Сосредоточивает в себе сильные и слабые стороны детской натуры. К “сильным”, видимо, следует отнести раскованность, творческие порывы, импульсивную жизнерадостность, фантазию, любопытство. К “слабым” — пугливость, неуверенность, беспомощность, доверчивость, несдержанность. </text:p>
      <text:p text:style-name="P1"><text:soft-page-break/>б) Позиция родителя (позиция Р). Усваивается в детстве за счет обожания старших и подражания им. Ее сильные стороны: уверенность в правоте моральных требований, способность к авторитетному тону, к покровительству и защите слабого. Менее привлекательные черты: безапелляционность, догматизм, сознание превосходства и права “карать”. </text:p>
      <text:p text:style-name="P1">в) Позиция взрослого (позиция В). Расчет действий, контроль над ними, трезвость в оценках, понимание относительности догм. При этом излишний скептицизм, скованность (недостаток спонтанности), бедность фантазии, недооценка эмоциональной стороны жизни.</text:p>
      <text:p text:style-name="P1"/>
      <text:p text:style-name="P1"><text:span text:style-name="T28">Задание 9.</text:span><text:span text:style-name="T26"> Конфликт – это такое отношение между субъектами социального взаимодействия, которое характеризуется их противоборством на основе противоположно направленных мотивов и предполагает нанесение взаимного ущерба.</text:span></text:p>
      <text:p text:style-name="P1">Стадии и фазы протекания конфликта:</text:p>
      <text:p text:style-name="P1">1. Предконфликтная стадия представлена двумя фазами - депривации и напряженности.</text:p>
      <text:p text:style-name="P1"><text:s/>Депривация - это состояние неудовлетворенности, вызванное несоответствием между ожидаемым и полученным объемом благ. </text:p>
      <text:p text:style-name="P1"><text:s text:c="5"/>Социальная напряженность - это специфическая ситуация оценки событий участниками конфликта, которая характеризуется эмоциональной возбудимостью и нарушением или ослаблением привычных регуляторов поведения. </text:p>
      <text:p text:style-name="P1">2. Конфликтная стадия. Происходит в несколько фаз:</text:p>
      <text:list xml:id="list594176664" text:style-name="L1">
        <text:list-item>
          <text:p text:style-name="P2">начало - с инцидента или повода, вызывающего реакцию конфликтующих сторон;</text:p>
        </text:list-item>
        <text:list-item>
          <text:p text:style-name="P2">участники конфликта «осознают» противника и свои с ним противоречия;</text:p>
        </text:list-item>
        <text:list-item>
          <text:p text:style-name="P2">участники конфликта формулируют цели борьбы, проводя оценку и мобилизацию ресурсов;</text:p>
        </text:list-item>
        <text:list-item>
          <text:p text:style-name="P2"><text:soft-page-break/>участники конфликта предпринимают открытые действия по достижению своих целей и блокированию таковых у противника.</text:p>
        </text:list-item>
      </text:list>
      <text:p text:style-name="P1">3. Стадия разрешения конфликта.</text:p>
      <text:p text:style-name="P1"><text:span text:style-name="T38">Н</text:span><text:span text:style-name="T26">аступает в том случае, если его участники выбирают третью стратегию поведения - поиск способов разрешения конфликта. Полное разрешение конфликта происходит через изменение, как объективной его ситуации, так и субъективной перестройки противников. Это превращает враждебные отношения сторон в партнерские</text:span></text:p>
      <text:p text:style-name="P1">4. Постконфликтная стадия.</text:p>
      <text:p text:style-name="P1"><text:span text:style-name="T37">О</text:span>пределяется как избранным способом разрешения</text:p>
      <text:p text:style-name="P1">данного конфликта, так и общей фирменной стратегией управления конфликтами.</text:p>
      <text:p text:style-name="P1">Если конфликт был подавлен силовыми методами, вполне вероятно его воспроизведение через некоторое время. В этом случае его не следует оценивать как завершенный. </text:p>
      <text:p text:style-name="P1"/>
      <text:p text:style-name="P1"/>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Текст"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4-18T19:31:26.315535842</dc:date>
    <meta:editing-duration>PT1H24M18S</meta:editing-duration>
    <meta:editing-cycles>8</meta:editing-cycles>
    <meta:generator>LibreOffice/7.3.2.2$Linux_X86_64 LibreOffice_project/30$Build-2</meta:generator>
    <meta:document-statistic meta:table-count="0" meta:image-count="0" meta:object-count="0" meta:page-count="12" meta:paragraph-count="128" meta:word-count="2246" meta:character-count="18310" meta:non-whitespace-character-count="16116"/>
  </office:meta>
</office:document-meta>
</file>